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text:span text:style-name="T1"> (absolute)</text:span>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&lt;address&gt;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immB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text:span text:style-name="T1"> (PC-relative)</text:span>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if rs1 =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if rs1 !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gt;=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, offset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if rs1 &lt; rs2, branch to (pc + ImmB)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2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register</text:p>
          </table:table-cell>
          <table:table-cell office:value-type="string" calcext:value-type="string">
            <text:p>addpc rd, rs1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</text:p>
          </table:table-cell>
          <table:table-cell office:value-type="string" calcext:value-type="string">
            <text:p>rd &lt;= rs1 + pc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dd pc to immediate</text:p>
          </table:table-cell>
          <table:table-cell office:value-type="string" calcext:value-type="string">
            <text:p>addpci rd, &lt;value&gt;</text:p>
          </table:table-cell>
          <table:table-cell table:style-name="ce12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pc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1"/>
          <table:covered-table-cell table:number-columns-repeated="3" table:style-name="ce42"/>
          <table:covered-table-cell table:style-name="ce11"/>
          <table:covered-table-cell table:number-columns-repeated="3"/>
          <table:covered-table-cell table:style-name="ce11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42" table:number-columns-repeated="3"/>
          <table:table-cell table:style-name="ce11"/>
          <table:table-cell table:style-name="ce42"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2:52:47.223865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20-01-03T23:00:40.212042245</dc:date>
    <meta:editing-duration>PT16H33M6S</meta:editing-duration>
    <meta:editing-cycles>113</meta:editing-cycles>
    <meta:generator>LibreOffice/6.3.3.2$Linux_X86_64 LibreOffice_project/30$Build-2</meta:generator>
    <meta:document-statistic meta:table-count="1" meta:cell-count="403" meta:object-count="0"/>
  </office:meta>
</office:document-meta>
</file>